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0E000000BB2573886E82C380A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ce4e5" draw:textarea-horizontal-align="justify" draw:textarea-vertical-align="middle" draw:auto-grow-height="false" fo:min-height="4.974cm" fo:min-width="25.13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.51cm, 0.378cm, 0.285cm)" draw:image-opacity="100%" style:mirror="none"/>
    </style:style>
    <style:style style:name="gr4" style:family="graphic" style:parent-style-name="standard">
      <style:graphic-properties svg:stroke-color="#bce4e5" draw:fill="solid" draw:fill-color="#bce4e5" draw:textarea-horizontal-align="justify" draw:textarea-vertical-align="middle" draw:auto-grow-height="false" fo:min-height="0.324cm" fo:min-width="0.008cm"/>
    </style:style>
    <style:style style:name="gr5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3.057cm"/>
    </style:style>
    <style:style style:name="gr6" style:family="graphic" style:parent-style-name="standard">
      <style:graphic-properties svg:stroke-color="#fff685" draw:fill="solid" draw:fill-color="#fff685" draw:textarea-horizontal-align="justify" draw:textarea-vertical-align="middle" draw:auto-grow-height="false" fo:min-height="0.023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8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1.58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97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bce4e5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685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0pt"/>
    </style:style>
    <style:style style:name="P8" style:family="paragraph">
      <loext:graphic-properties draw:fill-color="#ffffff"/>
    </style:style>
    <style:style style:name="T1" style:family="text">
      <style:text-properties style:font-name="Courier New2" fo:font-size="18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/>
    </style:style>
    <style:style style:name="T4" style:family="text">
      <style:text-properties style:font-name="Courier New2" fo:font-size="10pt" fo:font-weight="bold" style:font-size-asian="18pt" style:font-weight-asian="bold" style:font-size-complex="18pt" style:font-weight-complex="bold"/>
    </style:style>
    <style:style style:name="T5" style:family="text">
      <style:text-properties style:font-name="Courier New2" fo:font-size="10pt" style:font-size-asian="18pt" style:font-size-complex="18pt"/>
    </style:style>
    <style:style style:name="T6" style:family="text">
      <style:text-properties style:font-name="Courier New1" fo:font-size="10pt" style:font-name-asian="Courier New1" style:font-size-asian="18pt" style:font-name-complex="Courier New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2cm" svg:height="5.788cm" svg:x="0.978cm" svg:y="0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0.048cm" svg:height="1.018cm" svg:x="9.01cm" svg:y="1.224cm">
          <draw:text-box>
            <text:p><text:span text:style-name="T1">OutDir</text:span>/<text:span text:style-name="T1">OutPrefix</text:span>_finalResults</text:p>
          </draw:text-box>
        </draw:frame>
        <draw:g>
          <draw:frame draw:style-name="gr3" draw:text-style-name="P3" draw:layer="layout" svg:width="2.692cm" svg:height="1.722cm" svg:x="0.282cm" svg:y="0.416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4" draw:text-style-name="P1" draw:layer="layout" svg:width="1.016cm" svg:height="1.722cm" draw:transform="rotate (-0.153763507100701) translate (2.478cm 0.74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5" draw:text-style-name="P4" draw:layer="layout" svg:width="3.685cm" svg:height="1.325cm" svg:x="8.259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" draw:text-style-name="P3" draw:layer="layout" svg:width="1.278cm" svg:height="0.818cm" svg:x="7.842cm" svg:y="2.749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6" draw:text-style-name="P4" draw:layer="layout" svg:width="0.482cm" svg:height="0.818cm" draw:transform="rotate (-0.153763507100701) translate (8.885cm 2.9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5" draw:layer="layout" svg:width="3.556cm" svg:height="0.725cm" svg:x="8.312cm" svg:y="3.347cm">
          <draw:text-box>
            <text:p><text:span text:style-name="T2">null_model_files</text:span></text:p>
          </draw:text-box>
        </draw:frame>
        <draw:custom-shape draw:style-name="gr8" draw:text-style-name="P4" draw:layer="layout" svg:width="2.213cm" svg:height="1.325cm" svg:x="17.159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" draw:text-style-name="P3" draw:layer="layout" svg:width="1.278cm" svg:height="0.818cm" svg:x="16.72cm" svg:y="2.751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6" draw:text-style-name="P4" draw:layer="layout" svg:width="0.482cm" svg:height="0.818cm" draw:transform="rotate (-0.153763507100701) translate (17.763cm 2.90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5" draw:layer="layout" svg:width="1.598cm" svg:height="0.725cm" svg:x="17.712cm" svg:y="3.349cm">
          <draw:text-box>
            <text:p><text:span text:style-name="T2">other</text:span></text:p>
          </draw:text-box>
        </draw:frame>
        <draw:frame draw:style-name="gr9" draw:text-style-name="P7" draw:layer="layout" svg:width="4.826cm" svg:height="3.147cm" svg:x="7.762cm" svg:y="3.874cm">
          <draw:text-box>
            <text:p text:style-name="P6"><text:span text:style-name="T3"/></text:p>
            <text:p text:style-name="P6"><text:span text:style-name="T4">GenerateNull:true</text:span></text:p>
            <text:p text:style-name="P6"><text:span text:style-name="T5"/></text:p>
            <text:p text:style-name="P6"><text:span text:style-name="T6">*.rda</text:span></text:p>
            <text:p text:style-name="P6"><text:span text:style-name="T6">*.varianceRatio.txt</text:span></text:p>
            <text:p text:style-name="P6"><text:span text:style-name="T6"/></text:p>
          </draw:text-box>
        </draw:frame>
        <draw:line draw:style-name="gr10" draw:text-style-name="P3" draw:layer="layout" svg:x1="8.38cm" svg:y1="4.888cm" svg:x2="11.972cm" svg:y2="4.888cm">
          <text:p/>
        </draw:line>
        <draw:frame draw:style-name="gr9" draw:text-style-name="P7" draw:layer="layout" svg:width="4.826cm" svg:height="3.147cm" svg:x="15.92cm" svg:y="3.864cm">
          <draw:text-box>
            <text:p text:style-name="P6"><text:span text:style-name="T3"/></text:p>
            <text:p text:style-name="P6"><text:span text:style-name="T4">Always generated</text:span></text:p>
            <text:p text:style-name="P6"><text:span text:style-name="T5"/></text:p>
            <text:p text:style-name="P6"><text:span text:style-name="T6">*.log</text:span></text:p>
            <text:p text:style-name="P6"><text:span text:style-name="T6"/></text:p>
          </draw:text-box>
        </draw:frame>
        <draw:line draw:style-name="gr10" draw:text-style-name="P3" draw:layer="layout" svg:x1="16.48cm" svg:y1="4.857cm" svg:x2="20.37cm" svg:y2="4.857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529cm" svg:x="1cm" svg:y="4.656cm"/>
      <draw:page-thumbnail draw:layer="backgroundobjects" svg:width="9.294cm" svg:height="2.529cm" svg:x="1cm" svg:y="12.704cm"/>
      <draw:page-thumbnail draw:layer="backgroundobjects" svg:width="9.294cm" svg:height="2.529cm" svg:x="1cm" svg:y="20.752cm"/>
      <draw:page-thumbnail draw:layer="backgroundobjects" svg:width="9.294cm" svg:height="2.529cm" svg:x="11.295cm" svg:y="4.656cm"/>
      <draw:page-thumbnail draw:layer="backgroundobjects" svg:width="9.294cm" svg:height="2.529cm" svg:x="11.295cm" svg:y="12.704cm"/>
      <draw:page-thumbnail draw:layer="backgroundobjects" svg:width="9.294cm" svg:height="2.529cm" svg:x="11.295cm" svg:y="20.752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28T21:59:19.715109809</meta:creation-date>
    <dc:date>2021-05-04T22:07:19.132539685</dc:date>
    <meta:editing-duration>PT21M52S</meta:editing-duration>
    <meta:editing-cycles>13</meta:editing-cycles>
    <meta:generator>LibreOffice/7.1.2.2$Linux_X86_64 LibreOffice_project/5751006d328844ba3fa6124ed263bbf122f0788a</meta:generator>
    <meta:document-statistic meta:object-count="42"/>
  </office:meta>
</office:document-meta>
</file>